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0000001906F39C435CEBA3703.png" manifest:media-type="image/png"/>
  <manifest:file-entry manifest:full-path="Pictures/1000020100000183000001907AB6AFEA9743EB5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ゴシック" svg:font-family="IPAexゴシック" style:font-pitch="variable"/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源ノ角ゴシック" svg:font-family="源ノ角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6cm" draw:marker-start-width="0.359cm" draw:marker-end-width="0.359cm" draw:fill="none" draw:textarea-horizontal-align="justify" draw:textarea-vertical-align="middle" draw:auto-grow-height="false" fo:min-height="6.444cm" fo:min-width="9.394cm" fo:padding-top="0.178cm" fo:padding-bottom="0.178cm" fo:padding-left="0.303cm" fo:padding-right="0.303cm"/>
    </style:style>
    <style:style style:name="gr2" style:family="graphic" style:parent-style-name="standard">
      <style:graphic-properties draw:textarea-horizontal-align="justify" draw:textarea-vertical-align="middle" draw:auto-grow-height="false" fo:min-height="0.858cm" fo:min-width="3.601cm"/>
    </style:style>
    <style:style style:name="gr3" style:family="graphic" style:parent-style-name="standard">
      <style:graphic-properties draw:fill-color="#cccc00" draw:textarea-horizontal-align="justify" draw:textarea-vertical-align="middle" draw:auto-grow-height="false" fo:min-height="0.81cm" fo:min-width="3.708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4cm"/>
    </style:style>
    <style:style style:name="gr5" style:family="graphic" style:parent-style-name="standard">
      <style:graphic-properties draw:fill-color="#cccc00" draw:textarea-horizontal-align="justify" draw:textarea-vertical-align="middle" draw:auto-grow-height="false" fo:min-height="0.95cm" fo:min-width="3.707cm"/>
    </style:style>
    <style:style style:name="gr6" style:family="graphic" style:parent-style-name="objectwithoutfill">
      <style:graphic-properties draw:stroke="dash" draw:stroke-dash="Fine_20_Dashed" svg:stroke-width="0.159cm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516cm"/>
    </style:style>
    <style:style style:name="gr8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textarea-horizontal-align="justify" draw:textarea-vertical-align="middle" draw:auto-grow-height="false" fo:min-height="0.85cm" fo:min-width="3.2cm"/>
    </style:style>
    <style:style style:name="gr10" style:family="graphic" style:parent-style-name="standard">
      <style:graphic-properties draw:fill-color="#cccc00" draw:textarea-horizontal-align="justify" draw:textarea-vertical-align="middle" draw:auto-grow-height="false" fo:min-height="0.81cm" fo:min-width="2.008cm"/>
    </style:style>
    <style:style style:name="gr1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3.8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25cm"/>
    </style:style>
    <style:style style:name="gr14" style:family="graphic" style:parent-style-name="standard">
      <style:graphic-properties draw:textarea-horizontal-align="justify" draw:textarea-vertical-align="middle" draw:auto-grow-height="false" fo:min-height="0.55cm" fo:min-width="1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.6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254cm"/>
    </style:style>
    <style:style style:name="gr17" style:family="graphic" style:parent-style-name="standard">
      <style:graphic-properties draw:stroke="dash" draw:stroke-dash="Fine_20_Dashed" svg:stroke-width="0.106cm" draw:marker-start-width="0.359cm" draw:marker-end-width="0.359cm" draw:fill="none" draw:textarea-horizontal-align="justify" draw:textarea-vertical-align="middle" draw:auto-grow-height="false" fo:min-height="3.844cm" fo:min-width="2.294cm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3.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2cm" fo:min-width="0cm"/>
    </style:style>
    <style:style style:name="gr20" style:family="graphic" style:parent-style-name="standard">
      <style:graphic-properties draw:fill-color="#cccc00" draw:textarea-horizontal-align="justify" draw:textarea-vertical-align="middle" draw:auto-grow-height="false" fo:min-height="0.951cm" fo:min-width="3.708cm"/>
    </style:style>
    <style:style style:name="gr21" style:family="graphic" style:parent-style-name="standard">
      <style:graphic-properties svg:stroke-width="0.159cm" svg:stroke-color="#ff00ff" draw:marker-start-width="0.438cm" draw:marker-end-width="0.438cm" draw:fill="none" draw:textarea-horizontal-align="justify" draw:textarea-vertical-align="middle" draw:auto-grow-height="false" fo:min-height="1.572cm" fo:min-width="3.232cm" fo:padding-top="0.204cm" fo:padding-bottom="0.204cm" fo:padding-left="0.329cm" fo:padding-right="0.329cm"/>
    </style:style>
    <style:style style:name="gr22" style:family="graphic" style:parent-style-name="standard">
      <style:graphic-properties svg:stroke-width="0.159cm" svg:stroke-color="#ff00ff" draw:marker-start-width="0.438cm" draw:marker-end-width="0.438cm" draw:fill="none" draw:textarea-horizontal-align="justify" draw:textarea-vertical-align="middle" draw:auto-grow-height="false" fo:min-height="3.058cm" fo:min-width="8.676cm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svg:stroke-color="#ff00ff" draw:marker-start-width="0.438cm" draw:marker-end-width="0.438cm" draw:fill="none" draw:textarea-horizontal-align="justify" draw:textarea-vertical-align="middle" draw:auto-grow-height="false" fo:min-height="3.906cm" fo:min-width="6.908cm" fo:padding-top="0.204cm" fo:padding-bottom="0.204cm" fo:padding-left="0.329cm" fo:padding-right="0.329cm"/>
    </style:style>
    <style:style style:name="gr24" style:family="graphic" style:parent-style-name="standard">
      <style:graphic-properties svg:stroke-width="0.159cm" svg:stroke-color="#ff00ff" draw:marker-start-width="0.438cm" draw:marker-end-width="0.438cm" draw:fill="none" draw:textarea-horizontal-align="justify" draw:textarea-vertical-align="middle" draw:auto-grow-height="false" fo:min-height="4.542cm" fo:min-width="7.334cm" fo:padding-top="0.204cm" fo:padding-bottom="0.204cm" fo:padding-left="0.329cm" fo:padding-right="0.329cm"/>
    </style:style>
    <style:style style:name="gr25" style:family="graphic" style:parent-style-name="standard">
      <style:graphic-properties svg:stroke-width="0.159cm" svg:stroke-color="#ff00ff" draw:marker-start-width="0.438cm" draw:marker-end-width="0.438cm" draw:fill="none" draw:textarea-horizontal-align="justify" draw:textarea-vertical-align="middle" draw:auto-grow-height="false" fo:min-height="2.28cm" fo:min-width="6.768cm" fo:padding-top="0.204cm" fo:padding-bottom="0.204cm" fo:padding-left="0.329cm" fo:padding-right="0.329cm"/>
    </style:style>
    <style:style style:name="gr26" style:family="graphic" style:parent-style-name="standard">
      <style:graphic-properties svg:stroke-width="0.159cm" svg:stroke-color="#ff00ff" draw:marker-start-width="0.438cm" draw:marker-end-width="0.438cm" draw:fill="none" draw:textarea-horizontal-align="justify" draw:textarea-vertical-align="middle" draw:auto-grow-height="false" fo:min-height="2.28cm" fo:min-width="4.152cm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name-asian="IPAexゴシック" style:font-size-asian="18pt" style:font-size-complex="18pt"/>
    </style:style>
    <style:style style:name="P4" style:family="paragraph">
      <loext:graphic-properties draw:fill-color="#cccc00"/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style:font-name="IPAexゴシック" fo:font-size="16pt" style:font-name-asian="IPAexゴシック" style:font-size-asian="16pt" style:font-size-complex="16pt"/>
    </style:style>
    <style:style style:name="P9" style:family="paragraph">
      <loext:graphic-properties draw:fill="none" draw:fill-color="#ffffff"/>
      <style:paragraph-properties fo:text-align="center"/>
      <style:text-properties style:font-name="IPAexゴシック" fo:font-size="16pt" style:font-name-asian="IPAexゴシック" style:font-size-asian="16pt" style:font-size-complex="16pt"/>
    </style:style>
    <style:style style:name="P10" style:family="paragraph">
      <loext:graphic-properties draw:fill="none" draw:fill-color="#ffffff"/>
      <style:paragraph-properties fo:text-align="center"/>
      <style:text-properties style:font-name="Liberation Sans2" fo:font-size="16pt" style:font-name-asian="IPAexゴシック" style:font-size-asian="16pt" style:font-size-complex="16pt"/>
    </style:style>
    <style:style style:name="T1" style:family="text">
      <style:text-properties fo:font-size="14pt" style:font-name-asian="IPAexゴシック" style:font-size-asian="18pt" style:font-size-complex="18pt"/>
    </style:style>
    <style:style style:name="T2" style:family="text">
      <style:text-properties fo:font-size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font-name-asian="源ノ角ゴシック" style:font-size-asian="16pt" style:font-size-complex="16pt"/>
    </style:style>
    <style:style style:name="T5" style:family="text">
      <style:text-properties style:font-name="IPAexゴシック" fo:font-size="16pt" style:font-name-asian="IPAexゴシック" style:font-size-asian="16pt" style:font-size-complex="16pt"/>
    </style:style>
    <style:style style:name="T6" style:family="text">
      <style:text-properties style:font-name="Liberation Sans2" fo:font-size="16pt" style:font-name-asian="IPAexゴシック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cm" svg:height="6.8cm" svg:x="17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.3cm" svg:y="1.228cm">
          <text:p text:style-name="P2"><text:span text:style-name="T1">GitHub</text:span></text:p>
          <text:p text:style-name="P2"><text:span text:style-name="T1">jgm/pando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4.207cm" svg:height="1.2cm" svg:x="1.353cm" svg:y="4.5cm">
          <text:p text:style-name="P2"><text:span text:style-name="T2">Pandoc’s</text:span></text:p>
          <text:p text:style-name="P2"><text:span text:style-name="T2">Markdown</text:span></text:p>
          <draw:enhanced-geometry svg:viewBox="0 0 21600 21600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xml:id="id2" draw:id="id2" draw:layer="layout" svg:width="4.5cm" svg:height="1.5cm" svg:x="18.393cm" svg:y="7.303cm">
          <text:p text:style-name="P2"><text:span text:style-name="T2">Sphinx</text:span></text:p>
          <text:p text:style-name="P2"><text:span text:style-name="T2">+ sphinx-in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0.2cm" svg:y="1.228cm">
          <text:p text:style-name="P2"><text:span text:style-name="T1">GitHub</text:span></text:p>
          <text:p text:style-name="P2"><text:span text:style-name="T1">pandoc-doc-j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4.5cm" svg:height="1.5cm" svg:x="13.093cm" svg:y="12.403cm">
          <text:p text:style-name="P2"><text:span text:style-name="T2">Transifex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4.207cm" svg:height="1.2cm" svg:x="8.766cm" svg:y="4.503cm">
          <text:p text:style-name="P2"><text:span text:style-name="T2">reStructuredText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6" draw:layer="layout" svg:x1="5.4cm" svg:y1="2.2cm" svg:x2="10.2cm" svg:y2="2.2cm">
          <text:p/>
        </draw:line>
        <draw:frame draw:style-name="gr7" draw:text-style-name="P7" draw:layer="layout" svg:width="4.016cm" svg:height="0.878cm" svg:x="5.784cm" svg:y="1.038cm">
          <draw:text-box>
            <text:p><text:span text:style-name="T3">git submodule</text:span></text:p>
          </draw:text-box>
        </draw:frame>
        <draw:line draw:style-name="gr8" draw:text-style-name="P6" draw:layer="layout" svg:x1="5.56cm" svg:y1="5cm" svg:x2="8.766cm" svg:y2="5.003cm">
          <text:p/>
        </draw:line>
        <draw:line draw:style-name="gr8" draw:text-style-name="P6" draw:layer="layout" svg:x1="22.893cm" svg:y1="8.103cm" svg:x2="24.893cm" svg:y2="8.103cm">
          <text:p/>
        </draw:line>
        <draw:custom-shape draw:style-name="gr9" draw:text-style-name="P5" draw:layer="layout" svg:width="3.7cm" svg:height="1.1cm" svg:x="9.193cm" svg:y="7.803cm">
          <text:p text:style-name="P2"><text:span text:style-name="T2">sphinx-intl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293cm" svg:y1="5.703cm" svg:x2="11.293cm" svg:y2="7.603cm">
          <text:p/>
        </draw:line>
        <draw:custom-shape draw:style-name="gr10" draw:text-style-name="P4" draw:layer="layout" svg:width="2.507cm" svg:height="1.2cm" svg:x="14.086cm" svg:y="6.603cm">
          <text:p text:style-name="P2"><text:span text:style-name="T2">po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2.507cm" svg:height="1.2cm" svg:x="14.086cm" svg:y="8.703cm">
          <text:p text:style-name="P2"><text:span text:style-name="T2">p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" draw:layer="layout" svg:width="2.612cm" svg:height="2.7cm" svg:x="24.788cm" svg:y="9.603cm">
          <draw:image xlink:href="Pictures/1000020100000183000001907AB6AFEA9743EB5D.png" xlink:type="simple" xlink:show="embed" xlink:actuate="onLoad" loext:mime-type="image/png">
            <text:p/>
          </draw:image>
        </draw:frame>
        <draw:frame draw:style-name="gr11" draw:text-style-name="P1" draw:layer="layout" svg:width="2.8cm" svg:height="2.8cm" svg:x="10.1cm" svg:y="11.803cm">
          <draw:image xlink:href="Pictures/1000020100000190000001906F39C435CEBA3703.png" xlink:type="simple" xlink:show="embed" xlink:actuate="onLoad" loext:mime-type="image/png">
            <text:p/>
          </draw:image>
        </draw:frame>
        <draw:custom-shape draw:style-name="gr10" draw:text-style-name="P4" draw:layer="layout" svg:width="2.507cm" svg:height="1.2cm" svg:x="24.793cm" svg:y="7.403cm">
          <text:p text:style-name="P2"><text:span text:style-name="T2">HTML</text:span></text:p>
          <text:p text:style-name="P2"><text:span text:style-name="T2">(j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4.3cm" svg:height="1.6cm" svg:x="21.1cm" svg:y="1.2cm">
          <text:p text:style-name="P2"><text:span text:style-name="T2">Read the Doc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6" draw:layer="layout" svg:x1="14.4cm" svg:y1="2cm" svg:x2="21.1cm" svg:y2="2.1cm">
          <text:p/>
        </draw:line>
        <draw:frame draw:style-name="gr13" draw:text-style-name="P7" draw:layer="layout" svg:width="1.725cm" svg:height="0.878cm" svg:x="16.475cm" svg:y="1cm">
          <draw:text-box>
            <text:p><text:span text:style-name="T4">h</text:span><text:span text:style-name="T3">ook</text:span></text:p>
          </draw:text-box>
        </draw:frame>
        <draw:line draw:style-name="gr8" draw:text-style-name="P6" draw:layer="layout" svg:x1="14.758cm" svg:y1="9.903cm" svg:x2="14.758cm" svg:y2="12.403cm">
          <text:p/>
        </draw:line>
        <draw:line draw:style-name="gr8" draw:text-style-name="P6" draw:layer="layout" svg:x1="15.893cm" svg:y1="12.403cm" svg:x2="15.893cm" svg:y2="9.903cm">
          <text:p/>
        </draw:line>
        <draw:custom-shape draw:style-name="gr14" draw:text-style-name="P5" draw:layer="layout" svg:width="2cm" svg:height="0.8cm" svg:x="5.8cm" svg:y="4.603cm">
          <text:p text:style-name="P2"><text:span text:style-name="T2">Pandoc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191cm" svg:height="0.814cm" svg:x="10.409cm" svg:y="11.189cm">
          <draw:text-box>
            <text:p><text:span text:style-name="T5">翻訳者</text:span></text:p>
          </draw:text-box>
        </draw:frame>
        <draw:frame draw:style-name="gr16" draw:text-style-name="P9" draw:layer="layout" svg:width="2.754cm" svg:height="1.377cm" svg:x="24.746cm" svg:y="12.426cm">
          <draw:text-box>
            <text:p text:style-name="P2"><text:span text:style-name="T5">日本語訳</text:span></text:p>
            <text:p text:style-name="P2"><text:span text:style-name="T5">サイト</text:span></text:p>
          </draw:text-box>
        </draw:frame>
        <draw:connector draw:style-name="gr8" draw:text-style-name="P6" draw:layer="layout" svg:x1="12.973cm" svg:y1="5.103cm" svg:x2="20.643cm" svg:y2="7.303cm" draw:start-shape="id1" draw:start-glue-point="7" draw:end-shape="id2" draw:end-glue-point="0" svg:d="M12973 5103h7670v2200" svg:viewBox="0 0 7671 2201">
          <text:p/>
        </draw:connector>
        <draw:custom-shape draw:style-name="gr17" draw:text-style-name="P1" draw:layer="layout" svg:width="2.9cm" svg:height="4.2cm" svg:x="13.9cm" svg:y="6.20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893cm" svg:y1="8.403cm" svg:x2="13.9cm" svg:y2="8.403cm">
          <text:p/>
        </draw:line>
        <draw:line draw:style-name="gr8" draw:text-style-name="P6" draw:layer="layout" svg:x1="16.8cm" svg:y1="8.203cm" svg:x2="18.393cm" svg:y2="8.203cm">
          <text:p/>
        </draw:line>
        <draw:frame draw:style-name="gr18" draw:text-style-name="P9" draw:layer="layout" svg:width="3.88cm" svg:height="0.814cm" svg:x="13.52cm" svg:y="5.403cm">
          <draw:text-box>
            <text:p text:style-name="P2"><text:span text:style-name="T5">翻訳リソース</text:span></text:p>
          </draw:text-box>
        </draw:frame>
        <draw:frame draw:style-name="gr19" draw:text-style-name="P10" draw:layer="layout" svg:width="3.9cm" svg:height="1.832cm" svg:x="1.66cm" svg:y="5.7cm">
          <draw:text-box>
            <text:p text:style-name="P2"><text:span text:style-name="T6">Pandoc</text:span></text:p>
            <text:p text:style-name="P2"><text:span text:style-name="T6">User’s Guide</text:span></text:p>
          </draw:text-box>
        </draw:frame>
      </draw:page>
      <draw:page draw:name="page2" draw:style-name="dp1" draw:master-page-name="標準">
        <draw:custom-shape draw:style-name="gr1" draw:text-style-name="P1" draw:layer="layout" svg:width="10cm" svg:height="6.8cm" svg:x="17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.3cm" svg:y="1.228cm">
          <text:p text:style-name="P2"><text:span text:style-name="T1">GitHub</text:span></text:p>
          <text:p text:style-name="P2"><text:span text:style-name="T1">jgm/pando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4" draw:layer="layout" svg:width="4.207cm" svg:height="1.2cm" svg:x="1.353cm" svg:y="4.5cm">
          <text:p text:style-name="P2"><text:span text:style-name="T2">Pandoc’s</text:span></text:p>
          <text:p text:style-name="P2"><text:span text:style-name="T2">Markdown</text:span></text:p>
          <draw:enhanced-geometry svg:viewBox="0 0 21600 21600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xml:id="id4" draw:id="id4" draw:layer="layout" svg:width="4.5cm" svg:height="1.5cm" svg:x="18.393cm" svg:y="7.303cm">
          <text:p text:style-name="P2"><text:span text:style-name="T2">Sphinx</text:span></text:p>
          <text:p text:style-name="P2"><text:span text:style-name="T2">+ sphinx-in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0.2cm" svg:y="1.228cm">
          <text:p text:style-name="P2"><text:span text:style-name="T1">GitHub</text:span></text:p>
          <text:p text:style-name="P2"><text:span text:style-name="T1">pandoc-doc-j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4.5cm" svg:height="1.5cm" svg:x="13.093cm" svg:y="12.403cm">
          <text:p text:style-name="P2"><text:span text:style-name="T2">Transife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.207cm" svg:height="1.2cm" svg:x="8.766cm" svg:y="4.503cm">
          <text:p text:style-name="P2"><text:span text:style-name="T2">reStructuredText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6" draw:layer="layout" svg:x1="5.4cm" svg:y1="2.2cm" svg:x2="10.2cm" svg:y2="2.2cm">
          <text:p/>
        </draw:line>
        <draw:frame draw:style-name="gr7" draw:text-style-name="P7" draw:layer="layout" svg:width="4.016cm" svg:height="0.878cm" svg:x="5.784cm" svg:y="1.038cm">
          <draw:text-box>
            <text:p><text:span text:style-name="T3">git submodule</text:span></text:p>
          </draw:text-box>
        </draw:frame>
        <draw:line draw:style-name="gr8" draw:text-style-name="P6" draw:layer="layout" svg:x1="5.56cm" svg:y1="5cm" svg:x2="8.766cm" svg:y2="5.003cm">
          <text:p/>
        </draw:line>
        <draw:line draw:style-name="gr8" draw:text-style-name="P6" draw:layer="layout" svg:x1="22.893cm" svg:y1="8.103cm" svg:x2="24.893cm" svg:y2="8.103cm">
          <text:p/>
        </draw:line>
        <draw:custom-shape draw:style-name="gr9" draw:text-style-name="P5" draw:layer="layout" svg:width="3.7cm" svg:height="1.1cm" svg:x="9.193cm" svg:y="7.803cm">
          <text:p text:style-name="P2"><text:span text:style-name="T2">sphinx-intl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293cm" svg:y1="5.703cm" svg:x2="11.293cm" svg:y2="7.603cm">
          <text:p/>
        </draw:line>
        <draw:custom-shape draw:style-name="gr10" draw:text-style-name="P4" draw:layer="layout" svg:width="2.507cm" svg:height="1.2cm" svg:x="14.086cm" svg:y="6.603cm">
          <text:p text:style-name="P2"><text:span text:style-name="T2">po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2.507cm" svg:height="1.2cm" svg:x="14.086cm" svg:y="8.703cm">
          <text:p text:style-name="P2"><text:span text:style-name="T2">p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" draw:layer="layout" svg:width="2.612cm" svg:height="2.7cm" svg:x="24.788cm" svg:y="9.603cm">
          <draw:image xlink:href="Pictures/1000020100000183000001907AB6AFEA9743EB5D.png" xlink:type="simple" xlink:show="embed" xlink:actuate="onLoad" loext:mime-type="image/png">
            <text:p/>
          </draw:image>
        </draw:frame>
        <draw:frame draw:style-name="gr11" draw:text-style-name="P1" draw:layer="layout" svg:width="2.8cm" svg:height="2.8cm" svg:x="10.1cm" svg:y="11.803cm">
          <draw:image xlink:href="Pictures/1000020100000190000001906F39C435CEBA3703.png" xlink:type="simple" xlink:show="embed" xlink:actuate="onLoad" loext:mime-type="image/png">
            <text:p/>
          </draw:image>
        </draw:frame>
        <draw:custom-shape draw:style-name="gr10" draw:text-style-name="P4" draw:layer="layout" svg:width="2.507cm" svg:height="1.2cm" svg:x="24.793cm" svg:y="7.403cm">
          <text:p text:style-name="P2"><text:span text:style-name="T2">HTML</text:span></text:p>
          <text:p text:style-name="P2"><text:span text:style-name="T2">(j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4.3cm" svg:height="1.6cm" svg:x="21.1cm" svg:y="1.2cm">
          <text:p text:style-name="P2"><text:span text:style-name="T2">Read the Doc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6" draw:layer="layout" svg:x1="14.4cm" svg:y1="2cm" svg:x2="21.1cm" svg:y2="2.1cm">
          <text:p/>
        </draw:line>
        <draw:frame draw:style-name="gr13" draw:text-style-name="P7" draw:layer="layout" svg:width="1.725cm" svg:height="0.878cm" svg:x="16.475cm" svg:y="1cm">
          <draw:text-box>
            <text:p><text:span text:style-name="T4">h</text:span><text:span text:style-name="T3">ook</text:span></text:p>
          </draw:text-box>
        </draw:frame>
        <draw:line draw:style-name="gr8" draw:text-style-name="P6" draw:layer="layout" svg:x1="14.758cm" svg:y1="9.903cm" svg:x2="14.758cm" svg:y2="12.403cm">
          <text:p/>
        </draw:line>
        <draw:line draw:style-name="gr8" draw:text-style-name="P6" draw:layer="layout" svg:x1="15.893cm" svg:y1="12.403cm" svg:x2="15.893cm" svg:y2="9.903cm">
          <text:p/>
        </draw:line>
        <draw:custom-shape draw:style-name="gr14" draw:text-style-name="P5" draw:layer="layout" svg:width="2cm" svg:height="0.8cm" svg:x="5.8cm" svg:y="4.603cm">
          <text:p text:style-name="P2"><text:span text:style-name="T2">Pandoc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191cm" svg:height="0.814cm" svg:x="10.409cm" svg:y="11.189cm">
          <draw:text-box>
            <text:p><text:span text:style-name="T5">翻訳者</text:span></text:p>
          </draw:text-box>
        </draw:frame>
        <draw:frame draw:style-name="gr16" draw:text-style-name="P9" draw:layer="layout" svg:width="2.754cm" svg:height="1.377cm" svg:x="24.746cm" svg:y="12.426cm">
          <draw:text-box>
            <text:p text:style-name="P2"><text:span text:style-name="T5">日本語訳</text:span></text:p>
            <text:p text:style-name="P2"><text:span text:style-name="T5">サイト</text:span></text:p>
          </draw:text-box>
        </draw:frame>
        <draw:connector draw:style-name="gr8" draw:text-style-name="P6" draw:layer="layout" svg:x1="12.973cm" svg:y1="5.103cm" svg:x2="20.643cm" svg:y2="7.303cm" draw:start-shape="id3" draw:start-glue-point="7" draw:end-shape="id4" draw:end-glue-point="0" svg:d="M12973 5103h7670v2200" svg:viewBox="0 0 7671 2201">
          <text:p/>
        </draw:connector>
        <draw:custom-shape draw:style-name="gr17" draw:text-style-name="P1" draw:layer="layout" svg:width="2.9cm" svg:height="4.2cm" svg:x="13.9cm" svg:y="6.20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893cm" svg:y1="8.403cm" svg:x2="13.9cm" svg:y2="8.403cm">
          <text:p/>
        </draw:line>
        <draw:line draw:style-name="gr8" draw:text-style-name="P6" draw:layer="layout" svg:x1="16.8cm" svg:y1="8.203cm" svg:x2="18.393cm" svg:y2="8.203cm">
          <text:p/>
        </draw:line>
        <draw:frame draw:style-name="gr18" draw:text-style-name="P9" draw:layer="layout" svg:width="3.88cm" svg:height="0.814cm" svg:x="13.52cm" svg:y="5.403cm">
          <draw:text-box>
            <text:p text:style-name="P2"><text:span text:style-name="T5">翻訳リソース</text:span></text:p>
          </draw:text-box>
        </draw:frame>
        <draw:frame draw:style-name="gr19" draw:text-style-name="P10" draw:layer="layout" svg:width="3.9cm" svg:height="1.832cm" svg:x="1.66cm" svg:y="5.7cm">
          <draw:text-box>
            <text:p text:style-name="P2"><text:span text:style-name="T6">Pandoc</text:span></text:p>
            <text:p text:style-name="P2"><text:span text:style-name="T6">User’s Guide</text:span></text:p>
          </draw:text-box>
        </draw:frame>
        <draw:custom-shape draw:style-name="gr21" draw:text-style-name="P1" draw:layer="layout" svg:width="5.5cm" svg:height="2.8cm" svg:x="0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10cm" svg:height="6.8cm" svg:x="17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.3cm" svg:y="1.228cm">
          <text:p text:style-name="P2"><text:span text:style-name="T1">GitHub</text:span></text:p>
          <text:p text:style-name="P2"><text:span text:style-name="T1">jgm/pando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4" draw:layer="layout" svg:width="4.207cm" svg:height="1.2cm" svg:x="1.353cm" svg:y="4.5cm">
          <text:p text:style-name="P2"><text:span text:style-name="T2">Pandoc’s</text:span></text:p>
          <text:p text:style-name="P2"><text:span text:style-name="T2">Markdown</text:span></text:p>
          <draw:enhanced-geometry svg:viewBox="0 0 21600 21600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xml:id="id6" draw:id="id6" draw:layer="layout" svg:width="4.5cm" svg:height="1.5cm" svg:x="18.393cm" svg:y="7.303cm">
          <text:p text:style-name="P2"><text:span text:style-name="T2">Sphinx</text:span></text:p>
          <text:p text:style-name="P2"><text:span text:style-name="T2">+ sphinx-in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0.2cm" svg:y="1.228cm">
          <text:p text:style-name="P2"><text:span text:style-name="T1">GitHub</text:span></text:p>
          <text:p text:style-name="P2"><text:span text:style-name="T1">pandoc-doc-j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4.5cm" svg:height="1.5cm" svg:x="13.093cm" svg:y="12.403cm">
          <text:p text:style-name="P2"><text:span text:style-name="T2">Transife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4.207cm" svg:height="1.2cm" svg:x="8.766cm" svg:y="4.503cm">
          <text:p text:style-name="P2"><text:span text:style-name="T2">reStructuredText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6" draw:layer="layout" svg:x1="5.4cm" svg:y1="2.2cm" svg:x2="10.2cm" svg:y2="2.2cm">
          <text:p/>
        </draw:line>
        <draw:frame draw:style-name="gr7" draw:text-style-name="P7" draw:layer="layout" svg:width="4.016cm" svg:height="0.878cm" svg:x="5.784cm" svg:y="1.038cm">
          <draw:text-box>
            <text:p><text:span text:style-name="T3">git submodule</text:span></text:p>
          </draw:text-box>
        </draw:frame>
        <draw:line draw:style-name="gr8" draw:text-style-name="P6" draw:layer="layout" svg:x1="5.56cm" svg:y1="5cm" svg:x2="8.766cm" svg:y2="5.003cm">
          <text:p/>
        </draw:line>
        <draw:line draw:style-name="gr8" draw:text-style-name="P6" draw:layer="layout" svg:x1="22.893cm" svg:y1="8.103cm" svg:x2="24.893cm" svg:y2="8.103cm">
          <text:p/>
        </draw:line>
        <draw:custom-shape draw:style-name="gr9" draw:text-style-name="P5" draw:layer="layout" svg:width="3.7cm" svg:height="1.1cm" svg:x="9.193cm" svg:y="7.803cm">
          <text:p text:style-name="P2"><text:span text:style-name="T2">sphinx-intl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293cm" svg:y1="5.703cm" svg:x2="11.293cm" svg:y2="7.603cm">
          <text:p/>
        </draw:line>
        <draw:custom-shape draw:style-name="gr10" draw:text-style-name="P4" draw:layer="layout" svg:width="2.507cm" svg:height="1.2cm" svg:x="14.086cm" svg:y="6.603cm">
          <text:p text:style-name="P2"><text:span text:style-name="T2">po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2.507cm" svg:height="1.2cm" svg:x="14.086cm" svg:y="8.703cm">
          <text:p text:style-name="P2"><text:span text:style-name="T2">p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" draw:layer="layout" svg:width="2.612cm" svg:height="2.7cm" svg:x="24.788cm" svg:y="9.603cm">
          <draw:image xlink:href="Pictures/1000020100000183000001907AB6AFEA9743EB5D.png" xlink:type="simple" xlink:show="embed" xlink:actuate="onLoad" loext:mime-type="image/png">
            <text:p/>
          </draw:image>
        </draw:frame>
        <draw:frame draw:style-name="gr11" draw:text-style-name="P1" draw:layer="layout" svg:width="2.8cm" svg:height="2.8cm" svg:x="10.1cm" svg:y="11.803cm">
          <draw:image xlink:href="Pictures/1000020100000190000001906F39C435CEBA3703.png" xlink:type="simple" xlink:show="embed" xlink:actuate="onLoad" loext:mime-type="image/png">
            <text:p/>
          </draw:image>
        </draw:frame>
        <draw:custom-shape draw:style-name="gr10" draw:text-style-name="P4" draw:layer="layout" svg:width="2.507cm" svg:height="1.2cm" svg:x="24.793cm" svg:y="7.403cm">
          <text:p text:style-name="P2"><text:span text:style-name="T2">HTML</text:span></text:p>
          <text:p text:style-name="P2"><text:span text:style-name="T2">(j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4.3cm" svg:height="1.6cm" svg:x="21.1cm" svg:y="1.2cm">
          <text:p text:style-name="P2"><text:span text:style-name="T2">Read the Doc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6" draw:layer="layout" svg:x1="14.4cm" svg:y1="2cm" svg:x2="21.1cm" svg:y2="2.1cm">
          <text:p/>
        </draw:line>
        <draw:frame draw:style-name="gr13" draw:text-style-name="P7" draw:layer="layout" svg:width="1.725cm" svg:height="0.878cm" svg:x="16.475cm" svg:y="1cm">
          <draw:text-box>
            <text:p><text:span text:style-name="T4">h</text:span><text:span text:style-name="T3">ook</text:span></text:p>
          </draw:text-box>
        </draw:frame>
        <draw:line draw:style-name="gr8" draw:text-style-name="P6" draw:layer="layout" svg:x1="14.758cm" svg:y1="9.903cm" svg:x2="14.758cm" svg:y2="12.403cm">
          <text:p/>
        </draw:line>
        <draw:line draw:style-name="gr8" draw:text-style-name="P6" draw:layer="layout" svg:x1="15.893cm" svg:y1="12.403cm" svg:x2="15.893cm" svg:y2="9.903cm">
          <text:p/>
        </draw:line>
        <draw:custom-shape draw:style-name="gr14" draw:text-style-name="P5" draw:layer="layout" svg:width="2cm" svg:height="0.8cm" svg:x="5.8cm" svg:y="4.603cm">
          <text:p text:style-name="P2"><text:span text:style-name="T2">Pandoc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191cm" svg:height="0.814cm" svg:x="10.409cm" svg:y="11.189cm">
          <draw:text-box>
            <text:p><text:span text:style-name="T5">翻訳者</text:span></text:p>
          </draw:text-box>
        </draw:frame>
        <draw:frame draw:style-name="gr16" draw:text-style-name="P9" draw:layer="layout" svg:width="2.754cm" svg:height="1.377cm" svg:x="24.746cm" svg:y="12.426cm">
          <draw:text-box>
            <text:p text:style-name="P2"><text:span text:style-name="T5">日本語訳</text:span></text:p>
            <text:p text:style-name="P2"><text:span text:style-name="T5">サイト</text:span></text:p>
          </draw:text-box>
        </draw:frame>
        <draw:connector draw:style-name="gr8" draw:text-style-name="P6" draw:layer="layout" svg:x1="12.973cm" svg:y1="5.103cm" svg:x2="20.643cm" svg:y2="7.303cm" draw:start-shape="id5" draw:start-glue-point="7" draw:end-shape="id6" draw:end-glue-point="0" svg:d="M12973 5103h7670v2200" svg:viewBox="0 0 7671 2201">
          <text:p/>
        </draw:connector>
        <draw:custom-shape draw:style-name="gr17" draw:text-style-name="P1" draw:layer="layout" svg:width="2.9cm" svg:height="4.2cm" svg:x="13.9cm" svg:y="6.20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893cm" svg:y1="8.403cm" svg:x2="13.9cm" svg:y2="8.403cm">
          <text:p/>
        </draw:line>
        <draw:line draw:style-name="gr8" draw:text-style-name="P6" draw:layer="layout" svg:x1="16.8cm" svg:y1="8.203cm" svg:x2="18.393cm" svg:y2="8.203cm">
          <text:p/>
        </draw:line>
        <draw:frame draw:style-name="gr18" draw:text-style-name="P9" draw:layer="layout" svg:width="3.88cm" svg:height="0.814cm" svg:x="13.52cm" svg:y="5.403cm">
          <draw:text-box>
            <text:p text:style-name="P2"><text:span text:style-name="T5">翻訳リソース</text:span></text:p>
          </draw:text-box>
        </draw:frame>
        <draw:frame draw:style-name="gr19" draw:text-style-name="P10" draw:layer="layout" svg:width="3.9cm" svg:height="1.832cm" svg:x="1.66cm" svg:y="5.7cm">
          <draw:text-box>
            <text:p text:style-name="P2"><text:span text:style-name="T6">Pandoc</text:span></text:p>
            <text:p text:style-name="P2"><text:span text:style-name="T6">User’s Guide</text:span></text:p>
          </draw:text-box>
        </draw:frame>
        <draw:custom-shape draw:style-name="gr22" draw:text-style-name="P1" draw:layer="layout" svg:width="13.2cm" svg:height="4.9cm" svg:x="0.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1" draw:text-style-name="P1" draw:layer="layout" svg:width="10cm" svg:height="6.8cm" svg:x="17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.3cm" svg:y="1.228cm">
          <text:p text:style-name="P2"><text:span text:style-name="T1">GitHub</text:span></text:p>
          <text:p text:style-name="P2"><text:span text:style-name="T1">jgm/pando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4" draw:layer="layout" svg:width="4.207cm" svg:height="1.2cm" svg:x="1.353cm" svg:y="4.5cm">
          <text:p text:style-name="P2"><text:span text:style-name="T2">Pandoc’s</text:span></text:p>
          <text:p text:style-name="P2"><text:span text:style-name="T2">Markdown</text:span></text:p>
          <draw:enhanced-geometry svg:viewBox="0 0 21600 21600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xml:id="id8" draw:id="id8" draw:layer="layout" svg:width="4.5cm" svg:height="1.5cm" svg:x="18.393cm" svg:y="7.303cm">
          <text:p text:style-name="P2"><text:span text:style-name="T2">Sphinx</text:span></text:p>
          <text:p text:style-name="P2"><text:span text:style-name="T2">+ sphinx-in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0.2cm" svg:y="1.228cm">
          <text:p text:style-name="P2"><text:span text:style-name="T1">GitHub</text:span></text:p>
          <text:p text:style-name="P2"><text:span text:style-name="T1">pandoc-doc-j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4.5cm" svg:height="1.5cm" svg:x="13.093cm" svg:y="12.403cm">
          <text:p text:style-name="P2"><text:span text:style-name="T2">Transife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207cm" svg:height="1.2cm" svg:x="8.766cm" svg:y="4.503cm">
          <text:p text:style-name="P2"><text:span text:style-name="T2">reStructuredText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6" draw:layer="layout" svg:x1="5.4cm" svg:y1="2.2cm" svg:x2="10.2cm" svg:y2="2.2cm">
          <text:p/>
        </draw:line>
        <draw:frame draw:style-name="gr7" draw:text-style-name="P7" draw:layer="layout" svg:width="4.016cm" svg:height="0.878cm" svg:x="5.784cm" svg:y="1.038cm">
          <draw:text-box>
            <text:p><text:span text:style-name="T3">git submodule</text:span></text:p>
          </draw:text-box>
        </draw:frame>
        <draw:line draw:style-name="gr8" draw:text-style-name="P6" draw:layer="layout" svg:x1="5.56cm" svg:y1="5cm" svg:x2="8.766cm" svg:y2="5.003cm">
          <text:p/>
        </draw:line>
        <draw:line draw:style-name="gr8" draw:text-style-name="P6" draw:layer="layout" svg:x1="22.893cm" svg:y1="8.103cm" svg:x2="24.893cm" svg:y2="8.103cm">
          <text:p/>
        </draw:line>
        <draw:custom-shape draw:style-name="gr9" draw:text-style-name="P5" draw:layer="layout" svg:width="3.7cm" svg:height="1.1cm" svg:x="9.193cm" svg:y="7.803cm">
          <text:p text:style-name="P2"><text:span text:style-name="T2">sphinx-intl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293cm" svg:y1="5.703cm" svg:x2="11.293cm" svg:y2="7.603cm">
          <text:p/>
        </draw:line>
        <draw:custom-shape draw:style-name="gr10" draw:text-style-name="P4" draw:layer="layout" svg:width="2.507cm" svg:height="1.2cm" svg:x="14.086cm" svg:y="6.603cm">
          <text:p text:style-name="P2"><text:span text:style-name="T2">po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2.507cm" svg:height="1.2cm" svg:x="14.086cm" svg:y="8.703cm">
          <text:p text:style-name="P2"><text:span text:style-name="T2">p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" draw:layer="layout" svg:width="2.612cm" svg:height="2.7cm" svg:x="24.788cm" svg:y="9.603cm">
          <draw:image xlink:href="Pictures/1000020100000183000001907AB6AFEA9743EB5D.png" xlink:type="simple" xlink:show="embed" xlink:actuate="onLoad" loext:mime-type="image/png">
            <text:p/>
          </draw:image>
        </draw:frame>
        <draw:frame draw:style-name="gr11" draw:text-style-name="P1" draw:layer="layout" svg:width="2.8cm" svg:height="2.8cm" svg:x="10.1cm" svg:y="11.803cm">
          <draw:image xlink:href="Pictures/1000020100000190000001906F39C435CEBA3703.png" xlink:type="simple" xlink:show="embed" xlink:actuate="onLoad" loext:mime-type="image/png">
            <text:p/>
          </draw:image>
        </draw:frame>
        <draw:custom-shape draw:style-name="gr10" draw:text-style-name="P4" draw:layer="layout" svg:width="2.507cm" svg:height="1.2cm" svg:x="24.793cm" svg:y="7.403cm">
          <text:p text:style-name="P2"><text:span text:style-name="T2">HTML</text:span></text:p>
          <text:p text:style-name="P2"><text:span text:style-name="T2">(j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4.3cm" svg:height="1.6cm" svg:x="21.1cm" svg:y="1.2cm">
          <text:p text:style-name="P2"><text:span text:style-name="T2">Read the Doc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6" draw:layer="layout" svg:x1="14.4cm" svg:y1="2cm" svg:x2="21.1cm" svg:y2="2.1cm">
          <text:p/>
        </draw:line>
        <draw:frame draw:style-name="gr13" draw:text-style-name="P7" draw:layer="layout" svg:width="1.725cm" svg:height="0.878cm" svg:x="16.475cm" svg:y="1cm">
          <draw:text-box>
            <text:p><text:span text:style-name="T4">h</text:span><text:span text:style-name="T3">ook</text:span></text:p>
          </draw:text-box>
        </draw:frame>
        <draw:line draw:style-name="gr8" draw:text-style-name="P6" draw:layer="layout" svg:x1="14.758cm" svg:y1="9.903cm" svg:x2="14.758cm" svg:y2="12.403cm">
          <text:p/>
        </draw:line>
        <draw:line draw:style-name="gr8" draw:text-style-name="P6" draw:layer="layout" svg:x1="15.893cm" svg:y1="12.403cm" svg:x2="15.893cm" svg:y2="9.903cm">
          <text:p/>
        </draw:line>
        <draw:custom-shape draw:style-name="gr14" draw:text-style-name="P5" draw:layer="layout" svg:width="2cm" svg:height="0.8cm" svg:x="5.8cm" svg:y="4.603cm">
          <text:p text:style-name="P2"><text:span text:style-name="T2">Pandoc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191cm" svg:height="0.814cm" svg:x="10.409cm" svg:y="11.189cm">
          <draw:text-box>
            <text:p><text:span text:style-name="T5">翻訳者</text:span></text:p>
          </draw:text-box>
        </draw:frame>
        <draw:frame draw:style-name="gr16" draw:text-style-name="P9" draw:layer="layout" svg:width="2.754cm" svg:height="1.377cm" svg:x="24.746cm" svg:y="12.426cm">
          <draw:text-box>
            <text:p text:style-name="P2"><text:span text:style-name="T5">日本語訳</text:span></text:p>
            <text:p text:style-name="P2"><text:span text:style-name="T5">サイト</text:span></text:p>
          </draw:text-box>
        </draw:frame>
        <draw:connector draw:style-name="gr8" draw:text-style-name="P6" draw:layer="layout" svg:x1="12.973cm" svg:y1="5.103cm" svg:x2="20.643cm" svg:y2="7.303cm" draw:start-shape="id7" draw:start-glue-point="7" draw:end-shape="id8" draw:end-glue-point="0" svg:d="M12973 5103h7670v2200" svg:viewBox="0 0 7671 2201">
          <text:p/>
        </draw:connector>
        <draw:custom-shape draw:style-name="gr17" draw:text-style-name="P1" draw:layer="layout" svg:width="2.9cm" svg:height="4.2cm" svg:x="13.9cm" svg:y="6.20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893cm" svg:y1="8.403cm" svg:x2="13.9cm" svg:y2="8.403cm">
          <text:p/>
        </draw:line>
        <draw:line draw:style-name="gr8" draw:text-style-name="P6" draw:layer="layout" svg:x1="16.8cm" svg:y1="8.203cm" svg:x2="18.393cm" svg:y2="8.203cm">
          <text:p/>
        </draw:line>
        <draw:frame draw:style-name="gr18" draw:text-style-name="P9" draw:layer="layout" svg:width="3.88cm" svg:height="0.814cm" svg:x="13.52cm" svg:y="5.403cm">
          <draw:text-box>
            <text:p text:style-name="P2"><text:span text:style-name="T5">翻訳リソース</text:span></text:p>
          </draw:text-box>
        </draw:frame>
        <draw:frame draw:style-name="gr19" draw:text-style-name="P10" draw:layer="layout" svg:width="3.9cm" svg:height="1.832cm" svg:x="1.66cm" svg:y="5.7cm">
          <draw:text-box>
            <text:p text:style-name="P2"><text:span text:style-name="T6">Pandoc</text:span></text:p>
            <text:p text:style-name="P2"><text:span text:style-name="T6">User’s Guide</text:span></text:p>
          </draw:text-box>
        </draw:frame>
        <draw:custom-shape draw:style-name="gr23" draw:text-style-name="P1" draw:layer="layout" svg:width="10.7cm" svg:height="6.1cm" svg:x="8.4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標準">
        <draw:custom-shape draw:style-name="gr1" draw:text-style-name="P1" draw:layer="layout" svg:width="10cm" svg:height="6.8cm" svg:x="17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.3cm" svg:y="1.228cm">
          <text:p text:style-name="P2"><text:span text:style-name="T1">GitHub</text:span></text:p>
          <text:p text:style-name="P2"><text:span text:style-name="T1">jgm/pando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4" draw:layer="layout" svg:width="4.207cm" svg:height="1.2cm" svg:x="1.353cm" svg:y="4.5cm">
          <text:p text:style-name="P2"><text:span text:style-name="T2">Pandoc’s</text:span></text:p>
          <text:p text:style-name="P2"><text:span text:style-name="T2">Markdown</text:span></text:p>
          <draw:enhanced-geometry svg:viewBox="0 0 21600 21600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xml:id="id10" draw:id="id10" draw:layer="layout" svg:width="4.5cm" svg:height="1.5cm" svg:x="18.393cm" svg:y="7.303cm">
          <text:p text:style-name="P2"><text:span text:style-name="T2">Sphinx</text:span></text:p>
          <text:p text:style-name="P2"><text:span text:style-name="T2">+ sphinx-in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0.2cm" svg:y="1.228cm">
          <text:p text:style-name="P2"><text:span text:style-name="T1">GitHub</text:span></text:p>
          <text:p text:style-name="P2"><text:span text:style-name="T1">pandoc-doc-j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4.5cm" svg:height="1.5cm" svg:x="13.093cm" svg:y="12.403cm">
          <text:p text:style-name="P2"><text:span text:style-name="T2">Transife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4.207cm" svg:height="1.2cm" svg:x="8.766cm" svg:y="4.503cm">
          <text:p text:style-name="P2"><text:span text:style-name="T2">reStructuredText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6" draw:layer="layout" svg:x1="5.4cm" svg:y1="2.2cm" svg:x2="10.2cm" svg:y2="2.2cm">
          <text:p/>
        </draw:line>
        <draw:frame draw:style-name="gr7" draw:text-style-name="P7" draw:layer="layout" svg:width="4.016cm" svg:height="0.878cm" svg:x="5.784cm" svg:y="1.038cm">
          <draw:text-box>
            <text:p><text:span text:style-name="T3">git submodule</text:span></text:p>
          </draw:text-box>
        </draw:frame>
        <draw:line draw:style-name="gr8" draw:text-style-name="P6" draw:layer="layout" svg:x1="5.56cm" svg:y1="5cm" svg:x2="8.766cm" svg:y2="5.003cm">
          <text:p/>
        </draw:line>
        <draw:line draw:style-name="gr8" draw:text-style-name="P6" draw:layer="layout" svg:x1="22.893cm" svg:y1="8.103cm" svg:x2="24.893cm" svg:y2="8.103cm">
          <text:p/>
        </draw:line>
        <draw:custom-shape draw:style-name="gr9" draw:text-style-name="P5" draw:layer="layout" svg:width="3.7cm" svg:height="1.1cm" svg:x="9.193cm" svg:y="7.803cm">
          <text:p text:style-name="P2"><text:span text:style-name="T2">sphinx-intl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293cm" svg:y1="5.703cm" svg:x2="11.293cm" svg:y2="7.603cm">
          <text:p/>
        </draw:line>
        <draw:custom-shape draw:style-name="gr10" draw:text-style-name="P4" draw:layer="layout" svg:width="2.507cm" svg:height="1.2cm" svg:x="14.086cm" svg:y="6.603cm">
          <text:p text:style-name="P2"><text:span text:style-name="T2">po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2.507cm" svg:height="1.2cm" svg:x="14.086cm" svg:y="8.703cm">
          <text:p text:style-name="P2"><text:span text:style-name="T2">p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" draw:layer="layout" svg:width="2.612cm" svg:height="2.7cm" svg:x="24.788cm" svg:y="9.603cm">
          <draw:image xlink:href="Pictures/1000020100000183000001907AB6AFEA9743EB5D.png" xlink:type="simple" xlink:show="embed" xlink:actuate="onLoad" loext:mime-type="image/png">
            <text:p/>
          </draw:image>
        </draw:frame>
        <draw:frame draw:style-name="gr11" draw:text-style-name="P1" draw:layer="layout" svg:width="2.8cm" svg:height="2.8cm" svg:x="10.1cm" svg:y="11.803cm">
          <draw:image xlink:href="Pictures/1000020100000190000001906F39C435CEBA3703.png" xlink:type="simple" xlink:show="embed" xlink:actuate="onLoad" loext:mime-type="image/png">
            <text:p/>
          </draw:image>
        </draw:frame>
        <draw:custom-shape draw:style-name="gr10" draw:text-style-name="P4" draw:layer="layout" svg:width="2.507cm" svg:height="1.2cm" svg:x="24.793cm" svg:y="7.403cm">
          <text:p text:style-name="P2"><text:span text:style-name="T2">HTML</text:span></text:p>
          <text:p text:style-name="P2"><text:span text:style-name="T2">(j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4.3cm" svg:height="1.6cm" svg:x="21.1cm" svg:y="1.2cm">
          <text:p text:style-name="P2"><text:span text:style-name="T2">Read the Doc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6" draw:layer="layout" svg:x1="14.4cm" svg:y1="2cm" svg:x2="21.1cm" svg:y2="2.1cm">
          <text:p/>
        </draw:line>
        <draw:frame draw:style-name="gr13" draw:text-style-name="P7" draw:layer="layout" svg:width="1.725cm" svg:height="0.878cm" svg:x="16.475cm" svg:y="1cm">
          <draw:text-box>
            <text:p><text:span text:style-name="T4">h</text:span><text:span text:style-name="T3">ook</text:span></text:p>
          </draw:text-box>
        </draw:frame>
        <draw:line draw:style-name="gr8" draw:text-style-name="P6" draw:layer="layout" svg:x1="14.758cm" svg:y1="9.903cm" svg:x2="14.758cm" svg:y2="12.403cm">
          <text:p/>
        </draw:line>
        <draw:line draw:style-name="gr8" draw:text-style-name="P6" draw:layer="layout" svg:x1="15.893cm" svg:y1="12.403cm" svg:x2="15.893cm" svg:y2="9.903cm">
          <text:p/>
        </draw:line>
        <draw:custom-shape draw:style-name="gr14" draw:text-style-name="P5" draw:layer="layout" svg:width="2cm" svg:height="0.8cm" svg:x="5.8cm" svg:y="4.603cm">
          <text:p text:style-name="P2"><text:span text:style-name="T2">Pandoc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191cm" svg:height="0.814cm" svg:x="10.409cm" svg:y="11.189cm">
          <draw:text-box>
            <text:p><text:span text:style-name="T5">翻訳者</text:span></text:p>
          </draw:text-box>
        </draw:frame>
        <draw:frame draw:style-name="gr16" draw:text-style-name="P9" draw:layer="layout" svg:width="2.754cm" svg:height="1.377cm" svg:x="24.746cm" svg:y="12.426cm">
          <draw:text-box>
            <text:p text:style-name="P2"><text:span text:style-name="T5">日本語訳</text:span></text:p>
            <text:p text:style-name="P2"><text:span text:style-name="T5">サイト</text:span></text:p>
          </draw:text-box>
        </draw:frame>
        <draw:connector draw:style-name="gr8" draw:text-style-name="P6" draw:layer="layout" svg:x1="12.973cm" svg:y1="5.103cm" svg:x2="20.643cm" svg:y2="7.303cm" draw:start-shape="id9" draw:start-glue-point="7" draw:end-shape="id10" draw:end-glue-point="0" svg:d="M12973 5103h7670v2200" svg:viewBox="0 0 7671 2201">
          <text:p/>
        </draw:connector>
        <draw:custom-shape draw:style-name="gr17" draw:text-style-name="P1" draw:layer="layout" svg:width="2.9cm" svg:height="4.2cm" svg:x="13.9cm" svg:y="6.20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893cm" svg:y1="8.403cm" svg:x2="13.9cm" svg:y2="8.403cm">
          <text:p/>
        </draw:line>
        <draw:line draw:style-name="gr8" draw:text-style-name="P6" draw:layer="layout" svg:x1="16.8cm" svg:y1="8.203cm" svg:x2="18.393cm" svg:y2="8.203cm">
          <text:p/>
        </draw:line>
        <draw:frame draw:style-name="gr18" draw:text-style-name="P9" draw:layer="layout" svg:width="3.88cm" svg:height="0.814cm" svg:x="13.52cm" svg:y="5.403cm">
          <draw:text-box>
            <text:p text:style-name="P2"><text:span text:style-name="T5">翻訳リソース</text:span></text:p>
          </draw:text-box>
        </draw:frame>
        <draw:frame draw:style-name="gr19" draw:text-style-name="P10" draw:layer="layout" svg:width="3.9cm" svg:height="1.832cm" svg:x="1.66cm" svg:y="5.7cm">
          <draw:text-box>
            <text:p text:style-name="P2"><text:span text:style-name="T6">Pandoc</text:span></text:p>
            <text:p text:style-name="P2"><text:span text:style-name="T6">User’s Guide</text:span></text:p>
          </draw:text-box>
        </draw:frame>
        <draw:custom-shape draw:style-name="gr24" draw:text-style-name="P1" draw:layer="layout" svg:width="11.3cm" svg:height="7cm" svg:x="8.3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custom-shape draw:style-name="gr1" draw:text-style-name="P1" draw:layer="layout" svg:width="10cm" svg:height="6.8cm" svg:x="17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.3cm" svg:y="1.228cm">
          <text:p text:style-name="P2"><text:span text:style-name="T1">GitHub</text:span></text:p>
          <text:p text:style-name="P2"><text:span text:style-name="T1">jgm/pando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4" draw:layer="layout" svg:width="4.207cm" svg:height="1.2cm" svg:x="1.353cm" svg:y="4.5cm">
          <text:p text:style-name="P2"><text:span text:style-name="T2">Pandoc’s</text:span></text:p>
          <text:p text:style-name="P2"><text:span text:style-name="T2">Markdown</text:span></text:p>
          <draw:enhanced-geometry svg:viewBox="0 0 21600 21600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xml:id="id12" draw:id="id12" draw:layer="layout" svg:width="4.5cm" svg:height="1.5cm" svg:x="18.393cm" svg:y="7.303cm">
          <text:p text:style-name="P2"><text:span text:style-name="T2">Sphinx</text:span></text:p>
          <text:p text:style-name="P2"><text:span text:style-name="T2">+ sphinx-in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0.2cm" svg:y="1.228cm">
          <text:p text:style-name="P2"><text:span text:style-name="T1">GitHub</text:span></text:p>
          <text:p text:style-name="P2"><text:span text:style-name="T1">pandoc-doc-j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4.5cm" svg:height="1.5cm" svg:x="13.093cm" svg:y="12.403cm">
          <text:p text:style-name="P2"><text:span text:style-name="T2">Transife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" draw:id="id11" draw:layer="layout" svg:width="4.207cm" svg:height="1.2cm" svg:x="8.766cm" svg:y="4.503cm">
          <text:p text:style-name="P2"><text:span text:style-name="T2">reStructuredText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6" draw:layer="layout" svg:x1="5.4cm" svg:y1="2.2cm" svg:x2="10.2cm" svg:y2="2.2cm">
          <text:p/>
        </draw:line>
        <draw:frame draw:style-name="gr7" draw:text-style-name="P7" draw:layer="layout" svg:width="4.016cm" svg:height="0.878cm" svg:x="5.784cm" svg:y="1.038cm">
          <draw:text-box>
            <text:p><text:span text:style-name="T3">git submodule</text:span></text:p>
          </draw:text-box>
        </draw:frame>
        <draw:line draw:style-name="gr8" draw:text-style-name="P6" draw:layer="layout" svg:x1="5.56cm" svg:y1="5cm" svg:x2="8.766cm" svg:y2="5.003cm">
          <text:p/>
        </draw:line>
        <draw:line draw:style-name="gr8" draw:text-style-name="P6" draw:layer="layout" svg:x1="22.893cm" svg:y1="8.103cm" svg:x2="24.893cm" svg:y2="8.103cm">
          <text:p/>
        </draw:line>
        <draw:custom-shape draw:style-name="gr9" draw:text-style-name="P5" draw:layer="layout" svg:width="3.7cm" svg:height="1.1cm" svg:x="9.193cm" svg:y="7.803cm">
          <text:p text:style-name="P2"><text:span text:style-name="T2">sphinx-intl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293cm" svg:y1="5.703cm" svg:x2="11.293cm" svg:y2="7.603cm">
          <text:p/>
        </draw:line>
        <draw:custom-shape draw:style-name="gr10" draw:text-style-name="P4" draw:layer="layout" svg:width="2.507cm" svg:height="1.2cm" svg:x="14.086cm" svg:y="6.603cm">
          <text:p text:style-name="P2"><text:span text:style-name="T2">po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2.507cm" svg:height="1.2cm" svg:x="14.086cm" svg:y="8.703cm">
          <text:p text:style-name="P2"><text:span text:style-name="T2">p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" draw:layer="layout" svg:width="2.612cm" svg:height="2.7cm" svg:x="24.788cm" svg:y="9.603cm">
          <draw:image xlink:href="Pictures/1000020100000183000001907AB6AFEA9743EB5D.png" xlink:type="simple" xlink:show="embed" xlink:actuate="onLoad" loext:mime-type="image/png">
            <text:p/>
          </draw:image>
        </draw:frame>
        <draw:frame draw:style-name="gr11" draw:text-style-name="P1" draw:layer="layout" svg:width="2.8cm" svg:height="2.8cm" svg:x="10.1cm" svg:y="11.803cm">
          <draw:image xlink:href="Pictures/1000020100000190000001906F39C435CEBA3703.png" xlink:type="simple" xlink:show="embed" xlink:actuate="onLoad" loext:mime-type="image/png">
            <text:p/>
          </draw:image>
        </draw:frame>
        <draw:custom-shape draw:style-name="gr10" draw:text-style-name="P4" draw:layer="layout" svg:width="2.507cm" svg:height="1.2cm" svg:x="24.793cm" svg:y="7.403cm">
          <text:p text:style-name="P2"><text:span text:style-name="T2">HTML</text:span></text:p>
          <text:p text:style-name="P2"><text:span text:style-name="T2">(j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4.3cm" svg:height="1.6cm" svg:x="21.1cm" svg:y="1.2cm">
          <text:p text:style-name="P2"><text:span text:style-name="T2">Read the Doc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6" draw:layer="layout" svg:x1="14.4cm" svg:y1="2cm" svg:x2="21.1cm" svg:y2="2.1cm">
          <text:p/>
        </draw:line>
        <draw:frame draw:style-name="gr13" draw:text-style-name="P7" draw:layer="layout" svg:width="1.725cm" svg:height="0.878cm" svg:x="16.475cm" svg:y="1cm">
          <draw:text-box>
            <text:p><text:span text:style-name="T4">h</text:span><text:span text:style-name="T3">ook</text:span></text:p>
          </draw:text-box>
        </draw:frame>
        <draw:line draw:style-name="gr8" draw:text-style-name="P6" draw:layer="layout" svg:x1="14.758cm" svg:y1="9.903cm" svg:x2="14.758cm" svg:y2="12.403cm">
          <text:p/>
        </draw:line>
        <draw:line draw:style-name="gr8" draw:text-style-name="P6" draw:layer="layout" svg:x1="15.893cm" svg:y1="12.403cm" svg:x2="15.893cm" svg:y2="9.903cm">
          <text:p/>
        </draw:line>
        <draw:custom-shape draw:style-name="gr14" draw:text-style-name="P5" draw:layer="layout" svg:width="2cm" svg:height="0.8cm" svg:x="5.8cm" svg:y="4.603cm">
          <text:p text:style-name="P2"><text:span text:style-name="T2">Pandoc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191cm" svg:height="0.814cm" svg:x="10.409cm" svg:y="11.189cm">
          <draw:text-box>
            <text:p><text:span text:style-name="T5">翻訳者</text:span></text:p>
          </draw:text-box>
        </draw:frame>
        <draw:frame draw:style-name="gr16" draw:text-style-name="P9" draw:layer="layout" svg:width="2.754cm" svg:height="1.377cm" svg:x="24.746cm" svg:y="12.426cm">
          <draw:text-box>
            <text:p text:style-name="P2"><text:span text:style-name="T5">日本語訳</text:span></text:p>
            <text:p text:style-name="P2"><text:span text:style-name="T5">サイト</text:span></text:p>
          </draw:text-box>
        </draw:frame>
        <draw:connector draw:style-name="gr8" draw:text-style-name="P6" draw:layer="layout" svg:x1="12.973cm" svg:y1="5.103cm" svg:x2="20.643cm" svg:y2="7.303cm" draw:start-shape="id11" draw:start-glue-point="7" draw:end-shape="id12" draw:end-glue-point="0" svg:d="M12973 5103h7670v2200" svg:viewBox="0 0 7671 2201">
          <text:p/>
        </draw:connector>
        <draw:custom-shape draw:style-name="gr17" draw:text-style-name="P1" draw:layer="layout" svg:width="2.9cm" svg:height="4.2cm" svg:x="13.9cm" svg:y="6.20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893cm" svg:y1="8.403cm" svg:x2="13.9cm" svg:y2="8.403cm">
          <text:p/>
        </draw:line>
        <draw:line draw:style-name="gr8" draw:text-style-name="P6" draw:layer="layout" svg:x1="16.8cm" svg:y1="8.203cm" svg:x2="18.393cm" svg:y2="8.203cm">
          <text:p/>
        </draw:line>
        <draw:frame draw:style-name="gr18" draw:text-style-name="P9" draw:layer="layout" svg:width="3.88cm" svg:height="0.814cm" svg:x="13.52cm" svg:y="5.403cm">
          <draw:text-box>
            <text:p text:style-name="P2"><text:span text:style-name="T5">翻訳リソース</text:span></text:p>
          </draw:text-box>
        </draw:frame>
        <draw:frame draw:style-name="gr19" draw:text-style-name="P10" draw:layer="layout" svg:width="3.9cm" svg:height="1.832cm" svg:x="1.66cm" svg:y="5.7cm">
          <draw:text-box>
            <text:p text:style-name="P2"><text:span text:style-name="T6">Pandoc</text:span></text:p>
            <text:p text:style-name="P2"><text:span text:style-name="T6">User’s Guide</text:span></text:p>
          </draw:text-box>
        </draw:frame>
        <draw:custom-shape draw:style-name="gr25" draw:text-style-name="P1" draw:layer="layout" svg:width="10.5cm" svg:height="3.8cm" svg:x="17.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custom-shape draw:style-name="gr1" draw:text-style-name="P1" draw:layer="layout" svg:width="10cm" svg:height="6.8cm" svg:x="17.7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.3cm" svg:y="1.228cm">
          <text:p text:style-name="P2"><text:span text:style-name="T1">GitHub</text:span></text:p>
          <text:p text:style-name="P2"><text:span text:style-name="T1">jgm/pandoc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4" draw:layer="layout" svg:width="4.207cm" svg:height="1.2cm" svg:x="1.353cm" svg:y="4.5cm">
          <text:p text:style-name="P2"><text:span text:style-name="T2">Pandoc’s</text:span></text:p>
          <text:p text:style-name="P2"><text:span text:style-name="T2">Markdown</text:span></text:p>
          <draw:enhanced-geometry svg:viewBox="0 0 21600 21600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xml:id="id14" draw:id="id14" draw:layer="layout" svg:width="4.5cm" svg:height="1.5cm" svg:x="18.393cm" svg:y="7.303cm">
          <text:p text:style-name="P2"><text:span text:style-name="T2">Sphinx</text:span></text:p>
          <text:p text:style-name="P2"><text:span text:style-name="T2">+ sphinx-int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cm" svg:height="1.772cm" svg:x="10.2cm" svg:y="1.228cm">
          <text:p text:style-name="P2"><text:span text:style-name="T1">GitHub</text:span></text:p>
          <text:p text:style-name="P2"><text:span text:style-name="T1">pandoc-doc-j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4.5cm" svg:height="1.5cm" svg:x="13.093cm" svg:y="12.403cm">
          <text:p text:style-name="P2"><text:span text:style-name="T2">Transife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207cm" svg:height="1.2cm" svg:x="8.766cm" svg:y="4.503cm">
          <text:p text:style-name="P2"><text:span text:style-name="T2">reStructuredText</text:span></text:p>
          <draw:enhanced-geometry svg:viewBox="0 0 21600 21600" draw:mirror-vertical="false" draw:mirror-horizont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6" draw:layer="layout" svg:x1="5.4cm" svg:y1="2.2cm" svg:x2="10.2cm" svg:y2="2.2cm">
          <text:p/>
        </draw:line>
        <draw:frame draw:style-name="gr7" draw:text-style-name="P7" draw:layer="layout" svg:width="4.016cm" svg:height="0.878cm" svg:x="5.784cm" svg:y="1.038cm">
          <draw:text-box>
            <text:p><text:span text:style-name="T3">git </text:span><text:span text:style-name="T3">submodule</text:span></text:p>
          </draw:text-box>
        </draw:frame>
        <draw:line draw:style-name="gr8" draw:text-style-name="P6" draw:layer="layout" svg:x1="5.56cm" svg:y1="5cm" svg:x2="8.766cm" svg:y2="5.003cm">
          <text:p/>
        </draw:line>
        <draw:line draw:style-name="gr8" draw:text-style-name="P6" draw:layer="layout" svg:x1="22.893cm" svg:y1="8.103cm" svg:x2="24.893cm" svg:y2="8.103cm">
          <text:p/>
        </draw:line>
        <draw:custom-shape draw:style-name="gr9" draw:text-style-name="P5" draw:layer="layout" svg:width="3.7cm" svg:height="1.1cm" svg:x="9.193cm" svg:y="7.803cm">
          <text:p text:style-name="P2"><text:span text:style-name="T2">sphinx-intl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293cm" svg:y1="5.703cm" svg:x2="11.293cm" svg:y2="7.603cm">
          <text:p/>
        </draw:line>
        <draw:custom-shape draw:style-name="gr10" draw:text-style-name="P4" draw:layer="layout" svg:width="2.507cm" svg:height="1.2cm" svg:x="14.086cm" svg:y="6.603cm">
          <text:p text:style-name="P2"><text:span text:style-name="T2">po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4" draw:layer="layout" svg:width="2.507cm" svg:height="1.2cm" svg:x="14.086cm" svg:y="8.703cm">
          <text:p text:style-name="P2"><text:span text:style-name="T2">p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" draw:text-style-name="P1" draw:layer="layout" svg:width="2.612cm" svg:height="2.7cm" svg:x="24.788cm" svg:y="9.603cm">
          <draw:image xlink:href="Pictures/1000020100000183000001907AB6AFEA9743EB5D.png" xlink:type="simple" xlink:show="embed" xlink:actuate="onLoad" loext:mime-type="image/png">
            <text:p/>
          </draw:image>
        </draw:frame>
        <draw:frame draw:style-name="gr11" draw:text-style-name="P1" draw:layer="layout" svg:width="2.8cm" svg:height="2.8cm" svg:x="10.1cm" svg:y="11.803cm">
          <draw:image xlink:href="Pictures/1000020100000190000001906F39C435CEBA3703.png" xlink:type="simple" xlink:show="embed" xlink:actuate="onLoad" loext:mime-type="image/png">
            <text:p/>
          </draw:image>
        </draw:frame>
        <draw:custom-shape draw:style-name="gr10" draw:text-style-name="P4" draw:layer="layout" svg:width="2.507cm" svg:height="1.2cm" svg:x="24.793cm" svg:y="7.403cm">
          <text:p text:style-name="P2"><text:span text:style-name="T2">HTML</text:span></text:p>
          <text:p text:style-name="P2"><text:span text:style-name="T2">(ja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4.3cm" svg:height="1.6cm" svg:x="21.1cm" svg:y="1.2cm">
          <text:p text:style-name="P2"><text:span text:style-name="T2">Read the Doc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6" draw:layer="layout" svg:x1="14.4cm" svg:y1="2cm" svg:x2="21.1cm" svg:y2="2.1cm">
          <text:p/>
        </draw:line>
        <draw:frame draw:style-name="gr13" draw:text-style-name="P7" draw:layer="layout" svg:width="1.725cm" svg:height="0.878cm" svg:x="16.475cm" svg:y="1cm">
          <draw:text-box>
            <text:p><text:span text:style-name="T4">h</text:span><text:span text:style-name="T3">ook</text:span></text:p>
          </draw:text-box>
        </draw:frame>
        <draw:line draw:style-name="gr8" draw:text-style-name="P6" draw:layer="layout" svg:x1="14.758cm" svg:y1="9.903cm" svg:x2="14.758cm" svg:y2="12.403cm">
          <text:p/>
        </draw:line>
        <draw:line draw:style-name="gr8" draw:text-style-name="P6" draw:layer="layout" svg:x1="15.893cm" svg:y1="12.403cm" svg:x2="15.893cm" svg:y2="9.903cm">
          <text:p/>
        </draw:line>
        <draw:custom-shape draw:style-name="gr14" draw:text-style-name="P5" draw:layer="layout" svg:width="2cm" svg:height="0.8cm" svg:x="5.8cm" svg:y="4.603cm">
          <text:p text:style-name="P2"><text:span text:style-name="T2">Pandoc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191cm" svg:height="0.814cm" svg:x="10.409cm" svg:y="11.189cm">
          <draw:text-box>
            <text:p><text:span text:style-name="T5">翻訳者</text:span></text:p>
          </draw:text-box>
        </draw:frame>
        <draw:frame draw:style-name="gr16" draw:text-style-name="P9" draw:layer="layout" svg:width="2.754cm" svg:height="1.377cm" svg:x="24.746cm" svg:y="12.426cm">
          <draw:text-box>
            <text:p text:style-name="P2"><text:span text:style-name="T5">日本語訳</text:span></text:p>
            <text:p text:style-name="P2"><text:span text:style-name="T5">サイト</text:span></text:p>
          </draw:text-box>
        </draw:frame>
        <draw:connector draw:style-name="gr8" draw:text-style-name="P6" draw:layer="layout" svg:x1="12.973cm" svg:y1="5.103cm" svg:x2="20.643cm" svg:y2="7.303cm" draw:start-shape="id13" draw:start-glue-point="7" draw:end-shape="id14" draw:end-glue-point="0" svg:d="M12973 5103h7670v2200" svg:viewBox="0 0 7671 2201">
          <text:p/>
        </draw:connector>
        <draw:custom-shape draw:style-name="gr17" draw:text-style-name="P1" draw:layer="layout" svg:width="2.9cm" svg:height="4.2cm" svg:x="13.9cm" svg:y="6.20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2.893cm" svg:y1="8.403cm" svg:x2="13.9cm" svg:y2="8.403cm">
          <text:p/>
        </draw:line>
        <draw:line draw:style-name="gr8" draw:text-style-name="P6" draw:layer="layout" svg:x1="16.8cm" svg:y1="8.203cm" svg:x2="18.393cm" svg:y2="8.203cm">
          <text:p/>
        </draw:line>
        <draw:frame draw:style-name="gr18" draw:text-style-name="P9" draw:layer="layout" svg:width="3.88cm" svg:height="0.814cm" svg:x="13.52cm" svg:y="5.403cm">
          <draw:text-box>
            <text:p text:style-name="P2"><text:span text:style-name="T5">翻訳リソース</text:span></text:p>
          </draw:text-box>
        </draw:frame>
        <draw:frame draw:style-name="gr19" draw:text-style-name="P10" draw:layer="layout" svg:width="3.9cm" svg:height="1.832cm" svg:x="1.66cm" svg:y="5.7cm">
          <draw:text-box>
            <text:p text:style-name="P2"><text:span text:style-name="T6">Pandoc</text:span></text:p>
            <text:p text:style-name="P2"><text:span text:style-name="T6">User’s Guide</text:span></text:p>
          </draw:text-box>
        </draw:frame>
        <draw:custom-shape draw:style-name="gr26" draw:text-style-name="P1" draw:layer="layout" svg:width="6.8cm" svg:height="3.8cm" svg:x="19.8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ゴシック" svg:font-family="IPAexゴシック" style:font-pitch="variable"/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源ノ角ゴシック" svg:font-family="源ノ角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ujiwara Yuki</meta:initial-creator>
    <meta:creation-date>2019-06-22T10:15:30.660688903</meta:creation-date>
    <dc:date>2019-06-22T14:27:44.570229250</dc:date>
    <dc:creator>Fujiwara Yuki</dc:creator>
    <meta:editing-duration>PT1H41M29S</meta:editing-duration>
    <meta:editing-cycles>11</meta:editing-cycles>
    <meta:generator>LibreOffice/6.2.4.2$MacOSX_X86_64 LibreOffice_project/2412653d852ce75f65fbfa83fb7e7b669a126d64</meta:generator>
    <meta:document-statistic meta:object-count="230"/>
  </office:meta>
</office:document-meta>
</file>